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7" table:default-cell-style-name="ce8"/>
        <table:table-column table:style-name="co5" table:number-columns-repeated="2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3" table:number-columns-repeated="4" table:default-cell-style-name="ce8"/>
        <table:table-column table:style-name="co1" table:number-columns-repeated="1000" table:default-cell-style-name="ce16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0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6"/>
          <table:table-cell table:style-name="ce9" office:value-type="string">
            <text:p>1.2.0</text:p>
          </table:table-cell>
          <table:table-cell table:style-name="ce9" table:number-columns-repeated="5"/>
          <table:table-cell table:style-name="ce9" office:value-type="string">
            <text:p>1.0.1</text:p>
          </table:table-cell>
          <table:table-cell table:style-name="ce9"/>
          <table:table-cell table:style-name="ce13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2" office:value-type="string">
            <text:p>-</text:p>
          </table:table-cell>
          <table:table-cell table:number-columns-repeated="18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0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0</text:p>
          </table:table-cell>
          <table:table-cell table:number-columns-repeated="15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0</text:p>
          </table:table-cell>
          <table:table-cell table:number-columns-repeated="14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0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0</text:p>
          </table:table-cell>
          <table:table-cell table:number-columns-repeated="10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6" office:value-type="string">
            <text:p>0.5.0</text:p>
          </table:table-cell>
          <table:table-cell office:value-type="string">
            <text:p>0.9.0</text:p>
          </table:table-cell>
          <table:table-cell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3"/>
          <table:table-cell table:style-name="ce12" office:value-type="string">
            <text:p>-</text:p>
          </table:table-cell>
          <table:table-cell table:number-columns-repeated="2"/>
          <table:table-cell office:value-type="string">
            <text:p>1.3.0</text:p>
          </table:table-cell>
          <table:table-cell table:number-columns-repeated="4"/>
          <table:table-cell office:value-type="string">
            <text:p>0.2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2" office:value-type="string">
            <text:p>-</text:p>
          </table:table-cell>
          <table:table-cell table:number-columns-repeated="9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6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7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0</text:p>
          </table:table-cell>
          <table:table-cell table:number-columns-repeated="6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6" office:value-type="string">
            <text:p>0.5.0</text:p>
          </table:table-cell>
          <table:table-cell table:number-columns-repeated="14"/>
          <table:table-cell table:style-name="ce5" office:value-type="string">
            <text:p>0.4.0</text:p>
          </table:table-cell>
          <table:table-cell table:number-columns-repeated="3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3.0</text:p>
          </table:table-cell>
          <table:table-cell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6" office:value-type="string">
            <text:p>0.5.0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7"/>
          <table:table-cell table:style-name="ce11" table:number-columns-repeated="19"/>
          <table:table-cell table:style-name="ce11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18/02/2023</text:date>, <text:time>13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8S</meta:editing-duration>
    <meta:editing-cycles>28</meta:editing-cycles>
    <meta:generator>OpenOffice/4.1.13$Win32 OpenOffice.org_project/4113m1$Build-9810</meta:generator>
    <dc:date>2023-02-18T13:45:25.54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